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2.2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1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1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line draw:style-name="gr1" draw:text-style-name="P1" draw:layer="layout" svg:x1="0.1cm" svg:y1="0.1cm" svg:x2="0.1cm" svg:y2="1.37cm">
            <text:p/>
          </draw:line>
          <draw:line draw:style-name="gr1" draw:text-style-name="P1" draw:layer="layout" svg:x1="0.1cm" svg:y1="1.37cm" svg:x2="1.37cm" svg:y2="1.37cm">
            <text:p/>
          </draw:line>
          <draw:line draw:style-name="gr1" draw:text-style-name="P1" draw:layer="layout" svg:x1="1.37cm" svg:y1="0.1cm" svg:x2="1.37cm" svg:y2="1.37cm">
            <text:p/>
          </draw:line>
        </draw:g>
        <draw:g>
          <draw:line draw:style-name="gr1" draw:text-style-name="P1" draw:layer="layout" svg:x1="5.18cm" svg:y1="0.1cm" svg:x2="5.18cm" svg:y2="1.37cm">
            <text:p/>
          </draw:line>
          <draw:line draw:style-name="gr1" draw:text-style-name="P1" draw:layer="layout" svg:x1="5.18cm" svg:y1="1.37cm" svg:x2="7.085cm" svg:y2="1.37cm">
            <text:p/>
          </draw:line>
          <draw:line draw:style-name="gr1" draw:text-style-name="P1" draw:layer="layout" svg:x1="7.085cm" svg:y1="0.1cm" svg:x2="7.085cm" svg:y2="1.37cm">
            <text:p/>
          </draw:line>
        </draw:g>
        <draw:g>
          <draw:line draw:style-name="gr1" draw:text-style-name="P1" draw:layer="layout" svg:x1="7.72cm" svg:y1="0.1cm" svg:x2="7.72cm" svg:y2="1.37cm">
            <text:p/>
          </draw:line>
          <draw:line draw:style-name="gr1" draw:text-style-name="P1" draw:layer="layout" svg:x1="7.72cm" svg:y1="1.37cm" svg:x2="9.625cm" svg:y2="1.37cm">
            <text:p/>
          </draw:line>
          <draw:line draw:style-name="gr1" draw:text-style-name="P1" draw:layer="layout" svg:x1="9.625cm" svg:y1="0.1cm" svg:x2="9.625cm" svg:y2="1.37cm">
            <text:p/>
          </draw:line>
        </draw:g>
        <draw:g>
          <draw:line draw:style-name="gr1" draw:text-style-name="P1" draw:layer="layout" svg:x1="2.005cm" svg:y1="0.1cm" svg:x2="2.005cm" svg:y2="1.37cm">
            <text:p/>
          </draw:line>
          <draw:line draw:style-name="gr1" draw:text-style-name="P1" draw:layer="layout" svg:x1="2.005cm" svg:y1="1.37cm" svg:x2="4.545cm" svg:y2="1.37cm">
            <text:p/>
          </draw:line>
          <draw:line draw:style-name="gr1" draw:text-style-name="P1" draw:layer="layout" svg:x1="4.545cm" svg:y1="0.1cm" svg:x2="4.545cm" svg:y2="1.37cm">
            <text:p/>
          </draw:line>
        </draw:g>
        <draw:frame draw:style-name="gr2" draw:text-style-name="P3" draw:layer="layout" svg:width="2.54cm" svg:height="1.27cm" svg:x="2.005cm" svg:y="0.1cm">
          <draw:text-box>
            <text:p text:style-name="P2"><text:span text:style-name="T1">var1 <text:s text:c="3"/>4</text:span></text:p>
            <text:p text:style-name="P2"><text:span text:style-name="T1">var2 <text:s/>+2</text:span></text:p>
          </draw:text-box>
        </draw:frame>
        <draw:frame draw:style-name="gr2" draw:text-style-name="P5" draw:layer="layout" svg:width="1.905cm" svg:height="1.27cm" svg:x="5.18cm" svg:y="0.1cm">
          <draw:text-box>
            <text:p text:style-name="P4"><text:span text:style-name="T1">1</text:span></text:p>
            <text:p text:style-name="P4"><text:span text:style-name="T1">-3</text:span></text:p>
          </draw:text-box>
        </draw:frame>
        <draw:frame draw:style-name="gr2" draw:text-style-name="P7" draw:layer="layout" svg:width="2.54cm" svg:height="1.27cm" svg:x="7.72cm" svg:y="0.1cm">
          <draw:text-box>
            <text:p text:style-name="P6"><text:span text:style-name="T1">var2 <text:s text:c="3"/>3</text:span></text:p>
            <text:p text:style-name="P6"><text:span text:style-name="T1">var2 <text:s/>+1</text:span></text:p>
          </draw:text-box>
        </draw:frame>
        <draw:frame draw:style-name="gr3" draw:text-style-name="P7" draw:layer="layout" svg:width="1.905cm" svg:height="2.54cm" svg:x="0.1cm" svg:y="1.37cm">
          <draw:text-box>
            <text:p text:style-name="P6"><text:span text:style-name="T1">Start at 2.</text:span></text:p>
          </draw:text-box>
        </draw:frame>
        <draw:frame draw:style-name="gr3" draw:text-style-name="P7" draw:layer="layout" svg:width="3.175cm" svg:height="2.54cm" svg:x="2.005cm" svg:y="1.37cm">
          <draw:text-box>
            <text:p text:style-name="P6"><text:span text:style-name="T1">Noninclusive stopping point is 4 (2 + 2 = 4).</text:span></text:p>
          </draw:text-box>
        </draw:frame>
        <draw:frame draw:style-name="gr3" draw:text-style-name="P7" draw:layer="layout" svg:width="1.905cm" svg:height="2.54cm" svg:x="5.18cm" svg:y="1.37cm">
          <draw:text-box>
            <text:p text:style-name="P6"><text:span text:style-name="T1">Go to 1</text:span></text:p>
            <text:p text:style-name="P6"><text:span text:style-name="T1">(4-3=1).</text:span></text:p>
          </draw:text-box>
        </draw:frame>
        <draw:frame draw:style-name="gr3" draw:text-style-name="P7" draw:layer="layout" svg:width="2.54cm" svg:height="2.54cm" svg:x="7.72cm" svg:y="1.37cm">
          <draw:text-box>
            <text:p text:style-name="P6"><text:span text:style-name="T1">Non-</text:span></text:p>
            <text:p text:style-name="P6"><text:span text:style-name="T1">inclusive stopping point is 2 (1+1=2).</text:span></text:p>
          </draw:text-box>
        </draw:frame>
        <draw:frame draw:style-name="gr2" draw:text-style-name="P5" draw:layer="layout" svg:width="1.27cm" svg:height="1.27cm" svg:x="0.1cm" svg:y="0.1cm">
          <draw:text-box>
            <text:p text:style-name="P4"><text:span text:style-name="T1">2</text:span></text:p>
            <text:p text:style-name="P4"><text:span text:style-name="T1">2</text:span></text:p>
          </draw:text-box>
        </draw:frame>
        <draw:frame draw:style-name="gr2" draw:text-style-name="P7" draw:layer="layout" svg:width="2.54cm" svg:height="1.27cm" svg:x="10.26cm" svg:y="0.1cm">
          <draw:text-box>
            <text:p text:style-name="P6"><text:span text:style-name="T1">4 <text:s/>var3 <text:s text:c="2"/>5</text:span></text:p>
            <text:p text:style-name="P6"><text:span text:style-name="T1">+2 var3 +1</text:span></text:p>
          </draw:text-box>
        </draw:frame>
        <draw:g>
          <draw:line draw:style-name="gr1" draw:text-style-name="P1" draw:layer="layout" svg:x1="10.26cm" svg:y1="0.1cm" svg:x2="10.26cm" svg:y2="1.37cm">
            <text:p/>
          </draw:line>
          <draw:line draw:style-name="gr1" draw:text-style-name="P1" draw:layer="layout" svg:x1="10.26cm" svg:y1="1.37cm" svg:x2="12.8cm" svg:y2="1.37cm">
            <text:p/>
          </draw:line>
          <draw:line draw:style-name="gr1" draw:text-style-name="P1" draw:layer="layout" svg:x1="12.8cm" svg:y1="0.1cm" svg:x2="12.8cm" svg:y2="1.37cm">
            <text:p/>
          </draw:line>
        </draw:g>
        <draw:g>
          <draw:line draw:style-name="gr1" draw:text-style-name="P1" draw:layer="layout" svg:x1="13.435cm" svg:y1="0.1cm" svg:x2="13.435cm" svg:y2="1.37cm">
            <text:p/>
          </draw:line>
          <draw:line draw:style-name="gr1" draw:text-style-name="P1" draw:layer="layout" svg:x1="13.435cm" svg:y1="1.37cm" svg:x2="15.34cm" svg:y2="1.37cm">
            <text:p/>
          </draw:line>
          <draw:line draw:style-name="gr1" draw:text-style-name="P1" draw:layer="layout" svg:x1="15.34cm" svg:y1="0.1cm" svg:x2="15.34cm" svg:y2="1.37cm">
            <text:p/>
          </draw:line>
        </draw:g>
        <draw:frame draw:style-name="gr2" draw:text-style-name="P7" draw:layer="layout" svg:width="1.905cm" svg:height="1.27cm" svg:x="13.435cm" svg:y="0.1cm">
          <draw:text-box>
            <text:p text:style-name="P6"><text:span text:style-name="T1">11 var4</text:span></text:p>
            <text:p text:style-name="P6"><text:span text:style-name="T1">+6 var4</text:span></text:p>
          </draw:text-box>
        </draw:frame>
        <draw:frame draw:style-name="gr3" draw:text-style-name="P7" draw:layer="layout" svg:width="3.175cm" svg:height="2.54cm" svg:x="10.26cm" svg:y="1.37cm">
          <draw:text-box>
            <text:p text:style-name="P6"><text:span text:style-name="T1">Go to 4 (2+2=4). Noninclusive stopping point is 5 (4+1=5).</text:span></text:p>
          </draw:text-box>
        </draw:frame>
        <draw:frame draw:style-name="gr3" draw:text-style-name="P7" draw:layer="layout" svg:width="2.54cm" svg:height="2.54cm" svg:x="13.435cm" svg:y="1.37cm">
          <draw:text-box>
            <text:p text:style-name="P6"><text:span text:style-name="T1">Go to 11 (5+6=11)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08cm" fo:page-height="4.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7-12T14:24:26</meta:creation-date>
    <dc:creator>Jean Louis Faucher</dc:creator>
    <dc:date>2009-12-14T22:55:57.64</dc:date>
    <dc:language>en-US</dc:language>
    <meta:editing-cycles>3</meta:editing-cycles>
    <meta:editing-duration>PT00H05M31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